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officeooo:rsid="004d4b4e" officeooo:paragraph-rsid="00346b5c" style:font-size-asian="12.25pt" style:font-size-complex="14pt"/>
    </style:style>
    <style:style style:name="P2" style:family="paragraph" style:parent-style-name="Standard">
      <style:text-properties officeooo:rsid="004d4b4e" officeooo:paragraph-rsid="00346b5c"/>
    </style:style>
    <style:style style:name="P3" style:family="paragraph" style:parent-style-name="Standard">
      <style:paragraph-properties fo:text-align="center" style:justify-single-word="false"/>
      <style:text-properties fo:font-size="32pt" officeooo:rsid="004d4b4e" officeooo:paragraph-rsid="00346b5c" style:font-size-asian="28pt" style:font-size-complex="32pt"/>
    </style:style>
    <style:style style:name="P4" style:family="paragraph" style:parent-style-name="Standard">
      <style:text-properties officeooo:paragraph-rsid="00346b5c"/>
    </style:style>
    <style:style style:name="P5" style:family="paragraph" style:parent-style-name="Standard">
      <style:text-properties fo:font-weight="normal" officeooo:rsid="0004d6ef" officeooo:paragraph-rsid="0004d6ef" style:font-weight-asian="normal" style:font-weight-complex="normal"/>
    </style:style>
    <style:style style:name="P6" style:family="paragraph" style:parent-style-name="Standard">
      <style:text-properties fo:font-weight="normal" officeooo:rsid="0040c685" officeooo:paragraph-rsid="0040c685" style:font-weight-asian="normal" style:font-weight-complex="normal"/>
    </style:style>
    <style:style style:name="P7" style:family="paragraph" style:parent-style-name="Standard">
      <style:text-properties fo:font-weight="normal" officeooo:rsid="0040c685" officeooo:paragraph-rsid="00428254" style:font-weight-asian="normal" style:font-weight-complex="normal"/>
    </style:style>
    <style:style style:name="P8" style:family="paragraph" style:parent-style-name="Standard">
      <style:text-properties fo:font-weight="normal" officeooo:rsid="0040c685" officeooo:paragraph-rsid="0079985f" style:font-weight-asian="normal" style:font-weight-complex="normal"/>
    </style:style>
    <style:style style:name="P9" style:family="paragraph" style:parent-style-name="Standard" style:list-style-name="L4">
      <style:text-properties fo:font-weight="normal" officeooo:rsid="0043e3a6" officeooo:paragraph-rsid="0043e3a6" style:font-weight-asian="normal" style:font-weight-complex="normal"/>
    </style:style>
    <style:style style:name="P10" style:family="paragraph" style:parent-style-name="Standard" style:list-style-name="L4">
      <style:text-properties fo:font-weight="normal" officeooo:rsid="0046b110" officeooo:paragraph-rsid="0046b110" style:font-weight-asian="normal" style:font-weight-complex="normal"/>
    </style:style>
    <style:style style:name="P11" style:family="paragraph" style:parent-style-name="Standard" style:list-style-name="L4">
      <style:text-properties fo:font-weight="normal" officeooo:rsid="004986ab" officeooo:paragraph-rsid="004986ab" style:font-weight-asian="normal" style:font-weight-complex="normal"/>
    </style:style>
    <style:style style:name="P12" style:family="paragraph" style:parent-style-name="Standard" style:list-style-name="L4">
      <style:text-properties fo:font-weight="normal" officeooo:rsid="004a5f00" officeooo:paragraph-rsid="004a5f00" style:font-weight-asian="normal" style:font-weight-complex="normal"/>
    </style:style>
    <style:style style:name="P13" style:family="paragraph" style:parent-style-name="Standard" style:list-style-name="L4">
      <style:text-properties fo:font-weight="normal" officeooo:rsid="004b5b23" officeooo:paragraph-rsid="004b5b23" style:font-weight-asian="normal" style:font-weight-complex="normal"/>
    </style:style>
    <style:style style:name="P14" style:family="paragraph" style:parent-style-name="Standard" style:list-style-name="L4">
      <style:text-properties fo:font-weight="normal" officeooo:rsid="004bd59f" officeooo:paragraph-rsid="004bd59f" style:font-weight-asian="normal" style:font-weight-complex="normal"/>
    </style:style>
    <style:style style:name="P15" style:family="paragraph" style:parent-style-name="Standard" style:list-style-name="L4">
      <style:text-properties fo:font-weight="normal" officeooo:rsid="004dbce3" officeooo:paragraph-rsid="004dbce3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4e84c9" officeooo:paragraph-rsid="004e84c9" style:font-weight-asian="normal" style:font-weight-complex="normal"/>
    </style:style>
    <style:style style:name="P17" style:family="paragraph" style:parent-style-name="Standard" style:list-style-name="L4">
      <style:text-properties fo:font-weight="normal" officeooo:rsid="005124d2" officeooo:paragraph-rsid="005124d2" style:font-weight-asian="normal" style:font-weight-complex="normal"/>
    </style:style>
    <style:style style:name="P18" style:family="paragraph" style:parent-style-name="Standard" style:list-style-name="L4">
      <style:text-properties fo:font-weight="normal" officeooo:rsid="005282d6" officeooo:paragraph-rsid="005282d6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5454f3" officeooo:paragraph-rsid="005454f3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573f69" officeooo:paragraph-rsid="00573f69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57ffdb" officeooo:paragraph-rsid="0057ffdb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5a2ba1" officeooo:paragraph-rsid="005a2ba1" style:font-weight-asian="normal" style:font-weight-complex="normal"/>
    </style:style>
    <style:style style:name="P23" style:family="paragraph" style:parent-style-name="Standard" style:list-style-name="L4">
      <style:text-properties fo:font-weight="normal" officeooo:rsid="005a6707" officeooo:paragraph-rsid="005a6707" style:font-weight-asian="normal" style:font-weight-complex="normal"/>
    </style:style>
    <style:style style:name="P24" style:family="paragraph" style:parent-style-name="Standard" style:list-style-name="L4">
      <style:text-properties fo:font-weight="normal" officeooo:rsid="005baab6" officeooo:paragraph-rsid="005baab6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5d9cd4" officeooo:paragraph-rsid="005d9cd4" style:font-weight-asian="normal" style:font-weight-complex="normal"/>
    </style:style>
    <style:style style:name="P26" style:family="paragraph" style:parent-style-name="Standard" style:list-style-name="L4">
      <style:text-properties fo:font-weight="normal" officeooo:rsid="005f10c4" officeooo:paragraph-rsid="005f10c4" style:font-weight-asian="normal" style:font-weight-complex="normal"/>
    </style:style>
    <style:style style:name="P27" style:family="paragraph" style:parent-style-name="Standard" style:list-style-name="L4">
      <style:text-properties fo:font-weight="normal" officeooo:rsid="0060e88b" officeooo:paragraph-rsid="0060e88b" style:font-weight-asian="normal" style:font-weight-complex="normal"/>
    </style:style>
    <style:style style:name="P28" style:family="paragraph" style:parent-style-name="Standard" style:list-style-name="L4">
      <style:text-properties fo:font-weight="normal" officeooo:rsid="0062d810" officeooo:paragraph-rsid="0062d810" style:font-weight-asian="normal" style:font-weight-complex="normal"/>
    </style:style>
    <style:style style:name="P29" style:family="paragraph" style:parent-style-name="Standard" style:list-style-name="L4">
      <style:text-properties fo:font-weight="normal" officeooo:rsid="0065e5c8" officeooo:paragraph-rsid="0065e5c8" style:font-weight-asian="normal" style:font-weight-complex="normal"/>
    </style:style>
    <style:style style:name="P30" style:family="paragraph" style:parent-style-name="Standard" style:list-style-name="L4">
      <style:text-properties fo:font-weight="normal" officeooo:rsid="0067e59d" officeooo:paragraph-rsid="0067e59d" style:font-weight-asian="normal" style:font-weight-complex="normal"/>
    </style:style>
    <style:style style:name="P31" style:family="paragraph" style:parent-style-name="Standard" style:list-style-name="L4">
      <style:text-properties fo:font-weight="normal" officeooo:rsid="006addbc" officeooo:paragraph-rsid="006addbc" style:font-weight-asian="normal" style:font-weight-complex="normal"/>
    </style:style>
    <style:style style:name="P32" style:family="paragraph" style:parent-style-name="Standard" style:list-style-name="L4">
      <style:text-properties fo:font-weight="normal" officeooo:rsid="006c3193" officeooo:paragraph-rsid="006c3193" style:font-weight-asian="normal" style:font-weight-complex="normal"/>
    </style:style>
    <style:style style:name="P33" style:family="paragraph" style:parent-style-name="Standard" style:list-style-name="L4">
      <style:text-properties fo:font-weight="normal" officeooo:rsid="006ca0f1" officeooo:paragraph-rsid="006ca0f1" style:font-weight-asian="normal" style:font-weight-complex="normal"/>
    </style:style>
    <style:style style:name="P34" style:family="paragraph" style:parent-style-name="Standard" style:list-style-name="L4">
      <style:text-properties fo:font-weight="normal" officeooo:rsid="006d40e2" officeooo:paragraph-rsid="006d40e2" style:font-weight-asian="normal" style:font-weight-complex="normal"/>
    </style:style>
    <style:style style:name="P35" style:family="paragraph" style:parent-style-name="Standard" style:list-style-name="L4">
      <style:text-properties fo:font-weight="normal" officeooo:rsid="006f75a2" officeooo:paragraph-rsid="006f75a2" style:font-weight-asian="normal" style:font-weight-complex="normal"/>
    </style:style>
    <style:style style:name="P36" style:family="paragraph" style:parent-style-name="Standard" style:list-style-name="L4">
      <style:text-properties fo:font-weight="normal" officeooo:rsid="006fb149" officeooo:paragraph-rsid="006fb149" style:font-weight-asian="normal" style:font-weight-complex="normal"/>
    </style:style>
    <style:style style:name="P37" style:family="paragraph" style:parent-style-name="Standard" style:list-style-name="L4">
      <style:text-properties fo:font-weight="normal" officeooo:rsid="0070336c" officeooo:paragraph-rsid="0070336c" style:font-weight-asian="normal" style:font-weight-complex="normal"/>
    </style:style>
    <style:style style:name="P38" style:family="paragraph" style:parent-style-name="Standard" style:list-style-name="L4">
      <style:text-properties fo:font-weight="normal" officeooo:rsid="0073ef62" officeooo:paragraph-rsid="0073ef62" style:font-weight-asian="normal" style:font-weight-complex="normal"/>
    </style:style>
    <style:style style:name="P39" style:family="paragraph" style:parent-style-name="Standard" style:list-style-name="L4">
      <style:text-properties fo:font-weight="normal" officeooo:rsid="00771de3" officeooo:paragraph-rsid="00771de3" style:font-weight-asian="normal" style:font-weight-complex="normal"/>
    </style:style>
    <style:style style:name="P40" style:family="paragraph" style:parent-style-name="Standard">
      <style:text-properties fo:font-weight="normal" officeooo:rsid="00771de3" officeooo:paragraph-rsid="00771de3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79985f" officeooo:paragraph-rsid="0079985f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7ad59d" officeooo:paragraph-rsid="007ad59d" style:font-weight-asian="normal" style:font-weight-complex="normal"/>
    </style:style>
    <style:style style:name="P43" style:family="paragraph" style:parent-style-name="Standard">
      <style:text-properties fo:font-weight="normal" officeooo:rsid="007ad59d" officeooo:paragraph-rsid="007ad59d" style:font-weight-asian="normal" style:font-weight-complex="normal"/>
    </style:style>
    <style:style style:name="P44" style:family="paragraph" style:parent-style-name="Standard">
      <style:text-properties fo:font-size="12pt" fo:font-weight="normal" officeooo:rsid="0040c134" officeooo:paragraph-rsid="0085e924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808220" officeooo:paragraph-rsid="00808220" style:font-size-asian="10.5pt" style:font-weight-asian="normal" style:font-size-complex="12pt" style:font-weight-complex="normal"/>
    </style:style>
    <style:style style:name="P46" style:family="paragraph" style:parent-style-name="Standard" style:list-style-name="L6">
      <style:text-properties fo:font-size="12pt" fo:font-weight="normal" officeooo:rsid="00808220" officeooo:paragraph-rsid="00808220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1e9d8" officeooo:paragraph-rsid="00835f6c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81e9d8" officeooo:paragraph-rsid="00838050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bold" officeooo:rsid="0081e9d8" officeooo:paragraph-rsid="0081e9d8" style:font-size-asian="12pt" style:font-weight-asian="bold" style:font-size-complex="12pt" style:font-weight-complex="bold"/>
    </style:style>
    <style:style style:name="P50" style:family="paragraph" style:parent-style-name="Standard">
      <style:text-properties fo:font-size="12pt" fo:font-weight="bold" officeooo:rsid="0081e9d8" officeooo:paragraph-rsid="00835f6c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40pt" fo:font-weight="bold" officeooo:rsid="0035ea53" officeooo:paragraph-rsid="003e20c8" style:font-size-asian="35pt" style:font-weight-asian="bold" style:font-size-complex="40pt" style:font-weight-complex="bold"/>
    </style:style>
    <style:style style:name="P52" style:family="paragraph" style:parent-style-name="Standard">
      <style:text-properties fo:font-weight="bold" officeooo:rsid="0040c685" officeooo:paragraph-rsid="0040c685" style:font-weight-asian="bold" style:font-weight-complex="bold"/>
    </style:style>
    <style:style style:name="P53" style:family="paragraph" style:parent-style-name="Standard">
      <style:text-properties fo:font-weight="bold" officeooo:rsid="0040c685" officeooo:paragraph-rsid="00428254" style:font-weight-asian="bold" style:font-weight-complex="bold"/>
    </style:style>
    <style:style style:name="P54" style:family="paragraph" style:parent-style-name="Standard">
      <style:text-properties fo:font-weight="bold" officeooo:rsid="0040c685" officeooo:paragraph-rsid="0079985f" style:font-weight-asian="bold" style:font-weight-complex="bold"/>
    </style:style>
    <style:style style:name="P55" style:family="paragraph" style:parent-style-name="Standard">
      <style:text-properties fo:font-size="14pt" fo:font-weight="bold" officeooo:rsid="0040c134" officeooo:paragraph-rsid="0040c134" style:font-size-asian="14pt" style:font-weight-asian="bold" style:font-size-complex="14pt" style:font-weight-complex="bold"/>
    </style:style>
    <style:style style:name="P56" style:family="paragraph" style:parent-style-name="Standard">
      <style:text-properties fo:font-size="14pt" fo:font-weight="bold" officeooo:rsid="0040c134" officeooo:paragraph-rsid="007ed4b0" style:font-size-asian="14pt" style:font-weight-asian="bold" style:font-size-complex="14pt" style:font-weight-complex="bold"/>
    </style:style>
    <style:style style:name="P57" style:family="paragraph" style:parent-style-name="Standard">
      <style:text-properties fo:font-size="14pt" fo:font-weight="bold" officeooo:rsid="0040c134" officeooo:paragraph-rsid="00838050" style:font-size-asian="14pt" style:font-weight-asian="bold" style:font-size-complex="14pt" style:font-weight-complex="bold"/>
    </style:style>
    <style:style style:name="P58" style:family="paragraph" style:parent-style-name="Standard">
      <style:text-properties fo:font-size="14pt" fo:font-weight="bold" officeooo:rsid="0040c134" officeooo:paragraph-rsid="0085e924" style:font-size-asian="14pt" style:font-weight-asian="bold" style:font-size-complex="14pt" style:font-weight-complex="bold"/>
    </style:style>
    <style:style style:name="P59" style:family="paragraph" style:parent-style-name="Standard">
      <style:paragraph-properties fo:break-before="page"/>
      <style:text-properties fo:font-size="14pt" fo:font-weight="bold" officeooo:rsid="0004d6ef" officeooo:paragraph-rsid="0004d6ef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410aed" style:font-style-asian="italic" style:font-style-complex="italic"/>
    </style:style>
    <style:style style:name="T3" style:family="text">
      <style:text-properties fo:font-style="italic" officeooo:rsid="006b8b02" style:font-style-asian="italic" style:font-style-complex="italic"/>
    </style:style>
    <style:style style:name="T4" style:family="text">
      <style:text-properties fo:font-style="italic" officeooo:rsid="006bc0fa" style:font-style-asian="italic" style:font-style-complex="italic"/>
    </style:style>
    <style:style style:name="T5" style:family="text">
      <style:text-properties fo:font-style="italic" officeooo:rsid="0071cc23" style:font-style-asian="italic" style:font-style-complex="italic"/>
    </style:style>
    <style:style style:name="T6" style:family="text">
      <style:text-properties fo:font-style="italic" officeooo:rsid="0079985f" style:font-style-asian="italic" style:font-style-complex="italic"/>
    </style:style>
    <style:style style:name="T7" style:family="text">
      <style:text-properties officeooo:rsid="004d9a58"/>
    </style:style>
    <style:style style:name="T8" style:family="text">
      <style:text-properties officeooo:rsid="003d1042"/>
    </style:style>
    <style:style style:name="T9" style:family="text">
      <style:text-properties officeooo:rsid="003e20c8"/>
    </style:style>
    <style:style style:name="T10" style:family="text">
      <style:text-properties officeooo:rsid="003e688b"/>
    </style:style>
    <style:style style:name="T11" style:family="text">
      <style:text-properties officeooo:rsid="00410aed"/>
    </style:style>
    <style:style style:name="T12" style:family="text">
      <style:text-properties officeooo:rsid="00428254"/>
    </style:style>
    <style:style style:name="T13" style:family="text">
      <style:text-properties officeooo:rsid="0043e3a6"/>
    </style:style>
    <style:style style:name="T14" style:family="text">
      <style:text-properties officeooo:rsid="004986ab"/>
    </style:style>
    <style:style style:name="T15" style:family="text">
      <style:text-properties officeooo:rsid="00498dde"/>
    </style:style>
    <style:style style:name="T16" style:family="text">
      <style:text-properties officeooo:rsid="004acc8d"/>
    </style:style>
    <style:style style:name="T17" style:family="text">
      <style:text-properties officeooo:rsid="004fed24"/>
    </style:style>
    <style:style style:name="T18" style:family="text">
      <style:text-properties officeooo:rsid="0055428c"/>
    </style:style>
    <style:style style:name="T19" style:family="text">
      <style:text-properties officeooo:rsid="005ff94d"/>
    </style:style>
    <style:style style:name="T20" style:family="text">
      <style:text-properties officeooo:rsid="00647311"/>
    </style:style>
    <style:style style:name="T21" style:family="text">
      <style:text-properties officeooo:rsid="006bc0fa"/>
    </style:style>
    <style:style style:name="T22" style:family="text">
      <style:text-properties officeooo:rsid="006e8586"/>
    </style:style>
    <style:style style:name="T23" style:family="text">
      <style:text-properties officeooo:rsid="0071cc23"/>
    </style:style>
    <style:style style:name="T24" style:family="text">
      <style:text-properties officeooo:rsid="0079985f"/>
    </style:style>
    <style:style style:name="T25" style:family="text">
      <style:text-properties officeooo:rsid="0079a9ae"/>
    </style:style>
    <style:style style:name="T26" style:family="text">
      <style:text-properties officeooo:rsid="007ed4b0"/>
    </style:style>
    <style:style style:name="T27" style:family="text">
      <style:text-properties officeooo:rsid="00835f6c"/>
    </style:style>
    <style:style style:name="T28" style:family="text">
      <style:text-properties officeooo:rsid="00838050"/>
    </style:style>
    <style:style style:name="T29" style:family="text">
      <style:text-properties officeooo:rsid="0083f94f"/>
    </style:style>
    <style:style style:name="T30" style:family="text">
      <style:text-properties officeooo:rsid="0085e924"/>
    </style:style>
    <style:style style:name="T31" style:family="text">
      <style:text-properties officeooo:rsid="00877a1e"/>
    </style:style>
    <style:style style:name="T32" style:family="text">
      <style:text-properties officeooo:rsid="0087c2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oszęcin, dnia <text:span text:style-name="T8">03</text:span>.0<text:span text:style-name="T8">4</text:span>.2020</text:p>
      <text:p text:style-name="P2"/>
      <text:p text:style-name="P3"/>
      <text:p text:style-name="P3"/>
      <text:p text:style-name="P3"/>
      <text:p text:style-name="P3"/>
      <text:p text:style-name="P3"/>
      <text:p text:style-name="P3">Laboratorium ZTPGK</text:p>
      <text:p text:style-name="P51">Fizyka w grach komputerowych: <text:span text:style-name="T9">Specyfikacja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Karol Kozuch<text:tab/><text:tab/><text:tab/><text:tab/></text:p>
      <text:p text:style-name="P1">AEI Informatyka, <text:span text:style-name="T7">IGT</text:span> SII<text:tab/><text:tab/></text:p>
      <text:p text:style-name="P1">Semestr: 1<text:tab/><text:tab/><text:tab/><text:tab/><text:tab/><text:line-break/>E-mail: <text:a xlink:type="simple" xlink:href="mailto:karokoz247@student.polsl.pl" text:style-name="Internet_20_link" text:visited-style-name="Visited_20_Internet_20_Link">karokoz247@student.polsl.pl</text:a><text:tab/></text:p>
      <text:p text:style-name="P59">1. <text:span text:style-name="T10">Opis gry</text:span></text:p>
      <text:p text:style-name="P5"><text:tab/><text:span text:style-name="T10">Celem gry stworzonej na potrzeby laboratorium jest zniszczenie minimalnej wymaganej ilości celów poprzez oddanie do nich celnych strzałów z działa, które jest kontrolowane przez gracza. Warunkiem zwycięstwa jest zniszczenie przynajmniej 80% celów. Za cel uznawane są animowane obiekty stojące, wiszące łańcuchy i kurtyny. Gra rozpoczyna się tuż po jej włączeniu, a ilość dostępnej amunicji dla gracza nie jest ograniczona. Segmenty celu zniszczonego zmieniają kolor na różowy dla odróżnienia od pozostałych celów.</text:span></text:p>
      <text:p text:style-name="P5"/>
      <text:p text:style-name="P55">2. Specyfikacja wewnętrzna</text:p>
      <text:p text:style-name="P52">2.1. Wykorzystane wzorce projektowe</text:p>
      <text:p text:style-name="P6"><text:tab/>W trakcie implementacji gry wzorowano się na wzorcu <text:span text:style-name="T1">Observer</text:span> (ang. obserwator). Celem użycia wzorca było <text:span text:style-name="T11">zmniejszenie ilości powiązań między poszczególnymi klasami – jeżeli dana klasa chce, by druga klasa o czymś ją poinformowała, to może jej przekazać referencję na jedną ze swoich metod. W ten sposób druga klasa będzie mogła przekazać informację bez potrzeby posiadania referencji do pierwszej klasy. Co więcej, mechanizm ten pozwala na podłączenie wielu metod z wielu klas, które zostaną wywołane przez klasę obserwującą, gdy warunki wywołania zostaną spełnione. Klasami, które korzystają z tego wzorca, są między innymi klasy </text:span><text:span text:style-name="T2">Target</text:span><text:span text:style-name="T11"> (jako klasa obserwująca) oraz </text:span><text:span text:style-name="T2">TargetComponent</text:span><text:span text:style-name="T11"> (jako klasa obserwowana).</text:span></text:p>
      <text:p text:style-name="P6"/>
      <text:p text:style-name="P53">2.<text:span text:style-name="T12">2. Klasy</text:span></text:p>
      <text:p text:style-name="P7"><text:tab/><text:span text:style-name="T13">W projekcie można znaleźć klasy wymienione poniżej. W ważniejszych z nich zostały także opisane metody:</text:span></text:p>
      <text:list xml:id="list1114889340" text:style-name="L4">
        <text:list-item>
          <text:p text:style-name="P9"><text:span text:style-name="T1">BulletDetector</text:span> – zadaniem klasy jest raportowanie zmian w obecności obiektów oznaczonych jako pociski w określonej komponentem typu <text:span text:style-name="T1">Collider</text:span> przestrzeni obiektu, do którego należą tenże komponent i skrypt zawierające tę klasę. <text:span text:style-name="T15">W klasie znajdują się następujące metody:</text:span></text:p>
          <text:list>
            <text:list-item>
              <text:p text:style-name="P10"><text:span text:style-name="T1">OnTriggerEnter</text:span>() - Metoda wywoływana automatycznie przez środowisko Unity w momencie gdy obiekt należący do określonej w edytorze warstwy rozpocznie kolidować z komponentem typu <text:span text:style-name="T1">Collider</text:span> ustawionym jako wyzwalacz. Wywołana tylko w momencie wejścia. <text:span text:style-name="T14">Jeżeli obiekt faktycznie należy do określonej w edytorze warstwy – wywoływane są wszystkie zarejestrowane metody obsługujące to zdarzenie.</text:span></text:p>
            </text:list-item>
            <text:list-item>
              <text:p text:style-name="P11"><text:span text:style-name="T1">OnTriggerExit</text:span>() - Odpowiednik <text:span text:style-name="T1">OnTriggerEnter</text:span>() dla zdarzenia opuszczenia obszaru <text:span text:style-name="T1">Collidera</text:span> przez obiekt wcześniej w nim będący.</text:p>
            </text:list-item>
          </text:list>
        </text:list-item>
        <text:list-item>
          <text:p text:style-name="P12"><text:span text:style-name="T1">CannonLoader</text:span> – Zajmuje się procesem przeładowania działa po wystrzale. <text:span text:style-name="T16">Posiada następujące metody:</text:span></text:p>
          <text:list>
            <text:list-item>
              <text:p text:style-name="P13"><text:span text:style-name="T1">Start</text:span>() - zajmuje się sprawdzeniem, czy wymagane komponenty zostały przypisane w edytorze oraz rejestruje metodę obsługującą zdarzenie wciśnięcia przycisku przeładowania.</text:p>
            </text:list-item>
            <text:list-item>
              <text:p text:style-name="P14"><text:span text:style-name="T1">Reload</text:span>() - tworzy nowy obiekt pocisku w komorze działa, jeżeli żadnego pocisku obecnie tam nie ma</text:p>
            </text:list-item>
            <text:list-item>
              <text:p text:style-name="P15"><text:span text:style-name="T1">BulletInChamber</text:span>() - Metoda, poprzez którą klasy zewnętrzne mogą poinformować <text:span text:style-name="T1">CannonLoader</text:span> o tym, że działo jest już załadowane i nie wymaga przeładowania.</text:p>
            </text:list-item>
            <text:list-item>
              <text:p text:style-name="P15"><text:span text:style-name="T1">BulletLeftChamber</text:span>() - Jak <text:span text:style-name="T1">BulletInChamber</text:span>() z tą różnicą, że użyta w przypadku braku pocisku w dziale.</text:p>
            </text:list-item>
          </text:list>
        </text:list-item>
        <text:list-item>
          <text:p text:style-name="P16"><text:span text:style-name="T1">CannonTrigger</text:span> – <text:span text:style-name="T17">Odpowiada za wystrzelenie pocisku i zapewnienie, że póki to nie nastąpi, zostanie on w komorze.</text:span></text:p>
          <text:list>
            <text:list-item>
              <text:p text:style-name="P17"><text:span text:style-name="T1">Start</text:span>() - Rejestruje metodę <text:span text:style-name="T1">Shoot</text:span>() jako obsługę zdarzenia wciśnięcia przycisku wystrzału. Rejestracja następuje w klasie <text:span text:style-name="T1">InputReader</text:span>.</text:p>
            </text:list-item>
            <text:list-item>
              <text:p text:style-name="P18"><text:span text:style-name="T1">ArmProjectile</text:span>() - Konfiguruje komponent sprężyny tak, by utrzymywał nowo stworzony pocisk w komorze działa.</text:p>
            </text:list-item>
            <text:list-item>
              <text:p text:style-name="P18"><text:span text:style-name="T1">Shoot</text:span>() - Odpowiada za wykonanie wystrzału – zwalnia sprężynę i aplikuje siłę.</text:p>
            </text:list-item>
          </text:list>
        </text:list-item>
        <text:list-item>
          <text:p text:style-name="P19"><text:span text:style-name="T1">InputHandler</text:span> – Odpowiada za sprawdzanie i odbieranie danych wejściowych od gracza.</text:p>
          <text:list>
            <text:list-item>
              <text:p text:style-name="P19"><text:soft-page-break/><text:span text:style-name="T1">Update</text:span>() - Wywoływana co klatkę symulacji, odczytuje wartości osi poziomej i pionowej kontrolek oraz wywołuje metody sprawdzające stan innych kontrolek.</text:p>
            </text:list-item>
            <text:list-item>
              <text:p text:style-name="P19"><text:span text:style-name="T1">RegisterReload</text:span>() - Rejestruje podaną metodę jako obsługującą zdarzenie przeładowania działa.</text:p>
            </text:list-item>
            <text:list-item>
              <text:p text:style-name="P19"><text:span text:style-name="T1">RegisterShoot</text:span>() - Rejestruje podaną metodę jako obsługującą zdarzenie wystrzału z działa.</text:p>
            </text:list-item>
            <text:list-item>
              <text:p text:style-name="P19"><text:span text:style-name="T1">RegisterExit</text:span>() - Rejestruje podaną metodę jako obsługującą zdarzenie <text:span text:style-name="T18">wyjścia z aplikajci</text:span>.</text:p>
            </text:list-item>
            <text:list-item>
              <text:p text:style-name="P20"><text:span text:style-name="T1">ChkKeys</text:span>() - Sprawdza, czy zostały wciśnięte kluczowe dla gry klawisze na klawiaturze.</text:p>
            </text:list-item>
          </text:list>
        </text:list-item>
        <text:list-item>
          <text:p text:style-name="P21"><text:span text:style-name="T1">PlayerCannonMover</text:span> – Nadzoruje ruch działa. Zawiera metody:</text:p>
          <text:list>
            <text:list-item>
              <text:p text:style-name="P21"><text:span text:style-name="T1">Update</text:span>() - wywoływana co klatkę symulacji, wykonuje obrót działa zgodnie ze stanem wartości osi poziomej i pionowej, skalując ruch odpowiednio do czasu ostatniej klatki.</text:p>
            </text:list-item>
            <text:list-item>
              <text:p text:style-name="P21"><text:span text:style-name="T1">GetAxesValues</text:span>() - Zwraca wartości osi poziomej i pionowej po konwersji na odpowiednie osie obrotu działa.</text:p>
            </text:list-item>
          </text:list>
        </text:list-item>
        <text:list-item>
          <text:p text:style-name="P22"><text:span text:style-name="T1">ChainHeadBreaker</text:span> – Przełącza oddziaływanie grawitacji na głowę łańcuchów zawieszonych w powietrzu.</text:p>
          <text:list>
            <text:list-item>
              <text:p text:style-name="P23"><text:span text:style-name="T1">Start</text:span>() - inicjalizuje klasę, pobierając referencję na komponent typu <text:span text:style-name="T1">Collider</text:span> obiektu i sprawdza, czy komponent ten istnieje.</text:p>
            </text:list-item>
            <text:list-item>
              <text:p text:style-name="P23"><text:span text:style-name="T1">OnTriggerEnter</text:span>() - wywołana w momencie kolizji z innym obiektem. Jeżeli obiekt kolidujący jest przypisany do warstwy określonej w edytorze, włącza oddziaływanie grawitacji na głowę łańcucha.</text:p>
            </text:list-item>
          </text:list>
        </text:list-item>
        <text:list-item>
          <text:p text:style-name="P24"><text:span text:style-name="T1">Target</text:span> – Klasa definiuje cel do zniszczenia przez gracza.</text:p>
          <text:list>
            <text:list-item>
              <text:p text:style-name="P25"><text:span text:style-name="T1">Start</text:span>() - Odnajduje wszystkie składowe komponenty i rejestruje w nich metodę <text:span text:style-name="T1">TargetDestroyed</text:span><text:span text:style-name="T3">()</text:span> jako obsługującą zdarzenie trafienia.</text:p>
            </text:list-item>
            <text:list-item>
              <text:p text:style-name="P26"><text:span text:style-name="T1">RegisterObserveTargetDestroy</text:span><text:span text:style-name="T3">()</text:span> – <text:span text:style-name="T19">Umożliwia zarejestrowanie metod służących do poinformowania klas zewnętrznych o zniszczeniu obiektu.</text:span></text:p>
            </text:list-item>
            <text:list-item>
              <text:p text:style-name="P27"><text:span text:style-name="T1">TargetDestroyed</text:span><text:span text:style-name="T4">()</text:span> – Wywołuje zarejestrowane metody obsługi zdarzenia zniszczenia obiektu i propaguje sygnał o zniszczeniu obiektu na wszystkie jego składowe części.</text:p>
            </text:list-item>
          </text:list>
        </text:list-item>
        <text:list-item>
          <text:p text:style-name="P28"><text:span text:style-name="T1">TargetComponent</text:span> – <text:span text:style-name="T20">Definiuje zachowanie najmniejszego elementu celu.</text:span></text:p>
          <text:list>
            <text:list-item>
              <text:p text:style-name="P29"><text:span text:style-name="T1">RegisterTakingHitHandler</text:span>() - pozwala na zarejestrowanie przez inne klasy metod obsługi zdarzenia trafienia elementu.</text:p>
            </text:list-item>
            <text:list-item>
              <text:p text:style-name="P30"><text:span text:style-name="T1">OnCollisionEnter</text:span>() - wywołana w momencie kolizji z innym obiektem. Jeżeli obiekt należy do określonej w edytorze warstwy – wywołuje zarejestrowane metody obsługi zdarzenia.</text:p>
            </text:list-item>
            <text:list-item>
              <text:p text:style-name="P30"><text:span text:style-name="T1">ChangeColor</text:span><text:span text:style-name="T21">()</text:span> – Zmienia kolor komponentu na określony w edytorze.</text:p>
            </text:list-item>
          </text:list>
        </text:list-item>
        <text:list-item>
          <text:p text:style-name="P31"><text:span text:style-name="T1">TargetCounter</text:span> – Zlicza ilość zniszczonych obiektów i sprawdza, ile jeszcze ich zostało do spełnienia warunku zwycięstwa.</text:p>
          <text:list>
            <text:list-item>
              <text:p text:style-name="P31"><text:span text:style-name="T1">Start</text:span>() - Oblicza minimalną ilość obiektów do zniszczenia, odnajduje wszystkie cele i rejestruje w nich metodę <text:span text:style-name="T1">TargetDestroyed</text:span>() jako obsługującą zdarzenie zniszczenia celów.</text:p>
            </text:list-item>
            <text:list-item>
              <text:p text:style-name="P32"><text:span text:style-name="T1">TargetDestroyed</text:span>() - Odnotowuje zniszczenie kolejnego celu i, jeżeli zniszczono odpowiednią ilość celów, wywołuje metody obsługi zdarzenia spełnienia warunku zwycięstwa.</text:p>
            </text:list-item>
          </text:list>
        </text:list-item>
        <text:list-item>
          <text:p text:style-name="P33"><text:span text:style-name="T1">TargetRotator</text:span> – Odpowiada za animację rotacji celów stojących.</text:p>
          <text:list>
            <text:list-item>
              <text:p text:style-name="P34"><text:span text:style-name="T1">Start()</text:span> - Odnajduje komponent <text:span text:style-name="T1">Rigidbody</text:span> obiektu i upewnia się, że wektor siły jest znormalizowany.</text:p>
            </text:list-item>
            <text:list-item>
              <text:p text:style-name="P34"><text:span text:style-name="T1">Update</text:span>() - metoda wywoływana co klatkę symulacji. Aplikuje siłę obrotową, jeżeli prędkość obrotowa jest zbyt niska <text:span text:style-name="T22">(parametr ustawiany w edytorze)</text:span>.</text:p>
            </text:list-item>
            <text:list-item>
              <text:p text:style-name="P35"><text:span text:style-name="T1">CalcPosition</text:span>() - oblicza pozycję przyłożenia siły obrotowej.</text:p>
            </text:list-item>
          </text:list>
        </text:list-item>
        <text:list-item>
          <text:p text:style-name="P36"><text:span text:style-name="T1">Comparator</text:span> – klasa statyczna, dostarcza metody porównujące wartości w niestandardowy sposób.</text:p>
          <text:list>
            <text:list-item>
              <text:p text:style-name="P37"><text:soft-page-break/><text:span text:style-name="T1">CompareLayers</text:span>() - porównuje wartości warstw ustalonych w edytorze dla skryptu (typ <text:span text:style-name="T1">LayerMask</text:span>) oraz przypisanej do obiektu. <text:span text:style-name="T23">Zwraca </text:span><text:span text:style-name="T5">true</text:span><text:span text:style-name="T23"> jeżeli choć jedna warstwa się zgadza.</text:span></text:p>
            </text:list-item>
          </text:list>
        </text:list-item>
        <text:list-item>
          <text:p text:style-name="P38"><text:span text:style-name="T1">GameController</text:span> – Nadzoruje działanie całej gry. Zawiera metody:</text:p>
          <text:list>
            <text:list-item>
              <text:p text:style-name="P38"><text:span text:style-name="T1">Start</text:span>() - rejestruje metodę <text:span text:style-name="T1">ExitGame</text:span>() jako obsługę naciśnięcia klawisza wyjścia z programu w klasie <text:span text:style-name="T1">InputReader</text:span>.</text:p>
            </text:list-item>
            <text:list-item>
              <text:p text:style-name="P38"><text:span text:style-name="T1">GameObjectiveMet</text:span>() - Obsługuje zdarzenie spełnienia warunków zwycięstwa. Wywołuje wszystkie metody obsługujące dotyczące GUI.</text:p>
            </text:list-item>
            <text:list-item>
              <text:p text:style-name="P38"><text:span text:style-name="T1">ExitGame</text:span>() - Wywołuje metodę wyjścia z aplikacji.</text:p>
            </text:list-item>
          </text:list>
        </text:list-item>
        <text:list-item>
          <text:p text:style-name="P39"><text:span text:style-name="T1">GuiController</text:span> – Kontroluje elementy GUI.</text:p>
          <text:list>
            <text:list-item>
              <text:p text:style-name="P39"><text:span text:style-name="T1">EnableVictoryText</text:span>() - Obsługuje zdarzenie zwycięstwa gracza. Powoduje wyświetlenie tekstu informującego o zwycięstwie na ekranie.</text:p>
            </text:list-item>
          </text:list>
        </text:list-item>
      </text:list>
      <text:p text:style-name="P40"/>
      <text:p text:style-name="P54">2.<text:span text:style-name="T24">3. Interfejsy</text:span></text:p>
      <text:p text:style-name="P8"><text:tab/><text:span text:style-name="T24">W projekcie wyróżnić można dwa interfejsy:</text:span></text:p>
      <text:list xml:id="list1642193540" text:style-name="L5">
        <text:list-item>
          <text:p text:style-name="P41"><text:span text:style-name="T1">ITarget</text:span> – Dostarcza uniwersalnej metody rejestracji obs<text:span text:style-name="T25">ługi zdarzenia zniszczenia celu</text:span> dla wzorca <text:span text:style-name="T1">Observer</text:span>.</text:p>
        </text:list-item>
        <text:list-item>
          <text:p text:style-name="P42">ITargetComponent - <text:span text:style-name="T24">Dostarcza uniwersalne metody rejestracji obsługi zdarzenia otrzymania trafienia przez segment celu dla wzorca </text:span><text:span text:style-name="T6">Observer</text:span><text:span text:style-name="T24"> oraz metody zmiany koloru przez segment.</text:span></text:p>
        </text:list-item>
      </text:list>
      <text:p text:style-name="P43"/>
      <text:p text:style-name="P56"><text:span text:style-name="T26">3</text:span>. Specyfikacja <text:span text:style-name="T26">z</text:span>ewnętrzna</text:p>
      <text:p text:style-name="P49">3.1. Sterowanie</text:p>
      <text:p text:style-name="P45"><text:tab/>Sterowanie w grze opiera się w pełni o klawiaturę:</text:p>
      <text:list xml:id="list2586500957" text:style-name="L6">
        <text:list-item>
          <text:p text:style-name="P46">A, D – Przyciski te powodują odpowiednio obrót działa w lewo i w prawo,</text:p>
        </text:list-item>
        <text:list-item>
          <text:p text:style-name="P46">W, S – Przyciski te powodują odpowiednio obrót działa w górę i w dół,</text:p>
        </text:list-item>
        <text:list-item>
          <text:p text:style-name="P46">R – Przeładowanie działa, o ile nie ma już załadowanego pocisku</text:p>
        </text:list-item>
        <text:list-item>
          <text:p text:style-name="P46">Spacja – wystrzał</text:p>
        </text:list-item>
        <text:list-item>
          <text:p text:style-name="P46">Escape – wyjście z gry (w dowolnym momencie).</text:p>
        </text:list-item>
      </text:list>
      <text:p text:style-name="P50">3.<text:span text:style-name="T27">2</text:span>. <text:span text:style-name="T27">Cel gry</text:span></text:p>
      <text:p text:style-name="P47"><text:tab/><text:span text:style-name="T27">Celem gry jest zniszczenie przez gracza przynajmniej 80% celów znajdujących się przed działem. Cel może zostać zniszczony poprzez bezpośrednie trafienie go pociskiem. Cel nie musi zostać fizycznie zniszczony (rozpaść się na części pierwsze) – wystarczy, by został trafiony.</text:span></text:p>
      <text:p text:style-name="P47"/>
      <text:p text:style-name="P57"><text:span text:style-name="T28">4</text:span>. <text:span text:style-name="T28">Testy</text:span></text:p>
      <text:p text:style-name="P48"><text:tab/><text:span text:style-name="T29">Aplikacja była testowana na bieżąco w trakcie tworzenia. Tworzenie poszczególnych elementów podzielono na fazy, do każdej następnej fazy przechodzono w momencie stwierdzenia spełnienia warunków działania poprzedniej. Dany element został dołączany do aplikacji w momencie spełnienia wszystkich warunków działania go dotyczących.</text:span></text:p>
      <text:p text:style-name="P47"/>
      <text:p text:style-name="P58"><text:span text:style-name="T30">5</text:span>. <text:span text:style-name="T30">Podsumowanie</text:span></text:p>
      <text:p text:style-name="P44"><text:tab/><text:span text:style-name="T32">Projekt udało się wykonać zgodnie z zamierzeniam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9:12:05.411000000</meta:creation-date>
    <meta:generator>LibreOffice/5.4.2.2$Windows_x86 LibreOffice_project/22b09f6418e8c2d508a9eaf86b2399209b0990f4</meta:generator>
    <dc:date>2020-04-03T18:06:37.897000000</dc:date>
    <meta:editing-duration>PT6H18M3S</meta:editing-duration>
    <meta:editing-cycles>121</meta:editing-cycles>
    <meta:document-statistic meta:table-count="0" meta:image-count="0" meta:object-count="0" meta:page-count="4" meta:paragraph-count="78" meta:word-count="1176" meta:character-count="8717" meta:non-whitespace-character-count="7626"/>
  </office:meta>
</office:document-meta>
</file>